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3972" officeooo:paragraph-rsid="001b3972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officeooo:rsid="001b3381" officeooo:paragraph-rsid="001b3381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officeooo:rsid="001b3381" officeooo:paragraph-rsid="001f18bd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1b3972" officeooo:paragraph-rsid="001b3972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rsid="001b3972" officeooo:paragraph-rsid="001f18bd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8pt" officeooo:rsid="001d0265" officeooo:paragraph-rsid="001d0265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8pt" officeooo:rsid="001e9b7d" officeooo:paragraph-rsid="001e9b7d" style:font-size-asian="8pt" style:font-size-complex="8pt"/>
    </style:style>
    <style:style style:name="T1" style:family="text">
      <style:text-properties officeooo:rsid="001b3972"/>
    </style:style>
    <style:style style:name="T2" style:family="text">
      <style:text-properties officeooo:rsid="001d0265"/>
    </style:style>
    <style:style style:name="T3" style:family="text">
      <style:text-properties officeooo:rsid="001e8c6e"/>
    </style:style>
    <style:style style:name="T4" style:family="text">
      <style:text-properties officeooo:rsid="001e9b7d"/>
    </style:style>
    <style:style style:name="T5" style:family="text">
      <style:text-properties officeooo:rsid="001f18bd"/>
    </style:style>
    <style:style style:name="T6" style:family="text">
      <style:text-properties fo:color="#000000" style:font-name="Arial" fo:font-size="10pt" fo:language="en" fo:country="US" officeooo:rsid="001f18bd" style:font-size-asian="10pt" style:font-name-complex="Arial" style:font-size-complex="10pt"/>
    </style:style>
    <style:style style:name="T7" style:family="text">
      <style:text-properties fo:color="#000000" style:font-name="Arial" fo:font-size="10pt" fo:language="en" fo:country="US" fo:font-style="italic" officeooo:rsid="001f18bd" style:font-size-asian="10pt" style:font-style-asian="italic" style:font-name-complex="Arial" style:font-size-complex="10pt" style:font-style-complex="italic"/>
    </style:style>
    <style:style style:name="T8" style:family="text">
      <style:text-properties fo:color="#000000" fo:font-size="10pt" fo:language="en" fo:country="US" officeooo:rsid="001f18bd" style:font-size-asian="10pt" style:font-name-complex="Arial" style:font-size-complex="10pt"/>
    </style:style>
    <style:style style:name="T9" style:family="text">
      <style:text-properties fo:color="#000000" fo:font-size="10pt" fo:language="en" fo:country="US" fo:font-style="italic" officeooo:rsid="001f18bd" style:font-size-asian="10pt" style:font-style-asian="italic" style:font-name-complex="Arial" style:font-size-complex="10pt" style:font-style-complex="italic"/>
    </style:style>
    <style:style style:name="T10" style:family="text">
      <style:text-properties fo:color="#000000" fo:language="en" fo:country="US" officeooo:rsid="001f18bd" style:font-name-complex="Arial"/>
    </style:style>
    <style:style style:name="T11" style:family="text">
      <style:text-properties fo:color="#000000" fo:language="en" fo:country="US" fo:font-style="italic" officeooo:rsid="001f18bd" style:font-style-asian="italic" style:font-name-complex="Arial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erved RNA secondary structures <text:span text:style-name="T2">and their role during</text:span> discontinuous transcription <text:span text:style-name="T2">in coronaviruses</text:span>.</text:p>
      <text:p text:style-name="P2"/>
      <text:p text:style-name="P2">Introduction</text:p>
      <text:p text:style-name="P3"><text:span text:style-name="T2">Coronaviruses, along with replication of the genome, produce a nested set of 5’- and 3’-coterminal subgenomic (sg) mRNAs that carry a common 5’ leader sequence that is identical to the 5’ end of the viral genome for transcription <text:s/>[1,2].</text:span> The most accepted model for this mechanism is the discontinuous <text:span text:style-name="T2">extension of minus strands,</text:span> which assumes that the template switch occurs during negative-strand RNA synthesis <text:span text:style-name="T2">[3,4]</text:span>. <text:span text:style-name="T1">The interaction strength between the leader and body (TRS-L and TRS-B) sequence plays an important role in sg mRNA abundance [5].</text:span></text:p>
      <text:p text:style-name="P3"><text:span text:style-name="T3">However, the mechanism remains obscure, especially the RNA signals that can cause the RdRP pausing during negative strand RNA synthesis.</text:span></text:p>
      <text:p text:style-name="P2"/>
      <text:p text:style-name="P2">Objective</text:p>
      <text:p text:style-name="P2">Here, we investigate the upstream regions of coronavirus genes for conserved RNA secondary structures that are stable enough to cause a potential RdRP<text:span text:style-name="T2">-</text:span>pausing and therefore facilitate the template switch.</text:p>
      <text:p text:style-name="P2"/>
      <text:p text:style-name="P2">Materials &amp; Methods</text:p>
      <text:p text:style-name="P2">In this work, we considered vir<text:span text:style-name="T3">al sequences</text:span> from all genera: Alphacoronavirus, Betacoronavirus, Gammacoronavirus <text:span text:style-name="T1">and Deltacoronavirus.</text:span></text:p>
      <text:p text:style-name="P4">For our analysis upstream regions of canonical genes were aligned with LocARNA <text:span text:style-name="T4">[6]</text:span> and folded with the ViennaRNA package <text:span text:style-name="T4">[7]</text:span>.</text:p>
      <text:p text:style-name="P2"/>
      <text:p text:style-name="P2">Results</text:p>
      <text:p text:style-name="P5"><text:span text:style-name="T5">Our analysis resulted in the identification of novel</text:span> conserved RNA secondary structures across all individual viruses for their respective genes. For the HCoV-229E N gene, <text:span text:style-name="T10"><text:s/>the predictions were further confirmed by </text:span><text:span text:style-name="T11">in vitro</text:span><text:span text:style-name="T10"> structure probing analysis.</text:span></text:p>
      <text:p text:style-name="P4">Further, we identified conserved structures for each region across all considered viruses for each genus. Sampling regions from the viral genome that have a similar interaction strength compared with the canonical interaction yielded no conserved structure in all instances.</text:p>
      <text:p text:style-name="P2"/>
      <text:p text:style-name="P2">Conclusion</text:p>
      <text:p text:style-name="P5">Our <text:span text:style-name="T5">analysis suggests</text:span> that coronaviruses ha<text:span text:style-name="T5">rbor</text:span> conserved RNA secondary structures upstream of their TRS-B sequences <text:span text:style-name="T5">that may favor </text:span>the RdRP<text:span text:style-name="T2">-</text:span>pausing <text:span text:style-name="T5">and strand switch during negative strand synthesis</text:span>. The lack of stable structures in sampled regions indicate<text:span text:style-name="T3">s</text:span> that our predicted consensus structures are functionally important for <text:span text:style-name="T5">sg mRNA synthesis</text:span>. </text:p>
      <text:p text:style-name="P1"/>
      <text:p text:style-name="P6">[1] Sawicki, S.G.; Sawicki, D.L.; Siddell, S.G. A contemporary view of coronavirus transcription. J Virol 2007, 81, 20–29. doi:10.1128/JVI.01358-06.</text:p>
      <text:p text:style-name="P6">[2] Zuniga, S.; Sola, I.; Alonso, S.; Enjuanes, L. Sequence motifs involved in the regulation of discontinuous coronavirus subgenomic RNA synthesis. J Virol 2004, 78, 980–994.</text:p>
      <text:p text:style-name="P6">[3] Sawicki, S.G.; Sawicki, D.L. Coronaviruses use discontinuous extension for synthesis of subgenome-length negative strands. Adv Exp Med Biol 1995, 380, 499–506.</text:p>
      <text:p text:style-name="P6">[4] Sawicki, S.G.; Sawicki, D.L. A new model for coronavirus transcription. Adv Exp Med Biol 1998, 440, 215–219.</text:p>
      <text:p text:style-name="P6">[5] Moreno, J.L.; Zúñiga, S.; Enjuanes, L.; Sola, I. Identification of a coronavirus transcription enhancer. J Virol 2008, 82, 3882–3893. doi:10.1128/JVI.02622-07.</text:p>
      <text:p text:style-name="P7">[6] Will, S.; Reiche, K.; Hofacker, I.L.; Stadler, P.F.; Backofen, R. Inferring noncoding RNA families and classes by means of genome-scale structure-based clustering. PLOS Comput Biol 2007, 3, e65.</text:p>
      <text:p text:style-name="P7">[7] Lorenz, R.; Bernhart, S.H.; Höner Zu Siederdissen, C.; Tafer, H.; Flamm, C.; Stadler, P.F.; Hofacker, I.L. ViennaRNA Package 2.0. Algorithms Mol Biol 2011, 6, 26. doi:10.1186/1748-7188-6-2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6:13:06.725414957</meta:creation-date>
    <dc:date>2019-01-08T09:54:55.690721098</dc:date>
    <meta:editing-duration>PT16H45M56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1" meta:paragraph-count="21" meta:word-count="479" meta:character-count="3335" meta:non-whitespace-character-count="2879"/>
  </office:meta>
</office:document-meta>
</file>